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2">
      <style:paragraph-properties fo:margin-left="1.251cm" fo:margin-right="0cm" fo:text-indent="0cm" style:auto-text-indent="false"/>
    </style:style>
    <style:style style:name="P82" style:family="paragraph" style:parent-style-name="Standard" style:list-style-name="L25"/>
    <style:style style:name="P83" style:family="paragraph" style:parent-style-name="Standard" style:list-style-name="L33"/>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3.0.oxt&#13;&#13;20.08.2019 20:37:2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3.0.oxt&#13;&#13;20.08.2019 20:38:2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3.0.oxt&#13;&#13;20.08.2019 20:38: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15279318749865091"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212787977376782424" text:style-name="L2">
        <text:list-item>
          <text:p text:style-name="P41">Version 2.1.2 :</text:p>
        </text:list-item>
      </text:list>
      <text:list xml:id="list8728166552576305994" text:style-name="L3">
        <text:list-item>
          <text:list>
            <text:list-item>
              <text:p text:style-name="P42">Localized help : resolved non-functional hyperlink due to API incompatibility introduced by Apache OpenOffice 4.1 (and LibreOffice 4.0).</text:p>
            </text:list-item>
          </text:list>
        </text:list-item>
      </text:list>
      <text:list xml:id="list40592139" text:continue-list="list5212787977376782424" text:style-name="L2">
        <text:list-item>
          <text:p text:style-name="P41">Version 2.1.1 :</text:p>
        </text:list-item>
      </text:list>
      <text:list xml:id="list6694248595767425262"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40598764" text:continue-list="list40592139" text:style-name="L2">
        <text:list-item>
          <text:p text:style-name="P41">Version 2.1.0 :</text:p>
        </text:list-item>
      </text:list>
      <text:list xml:id="list4107168734307036442"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40596508" text:continue-list="list40598764" text:style-name="L2">
        <text:list-item>
          <text:p text:style-name="P41">Version 2.0.0 :</text:p>
        </text:list-item>
      </text:list>
      <text:list xml:id="list5234200845163549437"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40604993" text:continue-list="list40596508" text:style-name="L2">
        <text:list-item>
          <text:p text:style-name="P41">Version 1.5.3 :</text:p>
        </text:list-item>
      </text:list>
      <text:list xml:id="list4854523136349816284"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748994708454157484"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226574661280280267"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79665236139225496"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525143306540116076"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405067389653719923"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897052053916861415"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7427825002443668494"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311327927251581520"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843910796217517558"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52560850914369150" text:style-name="L17">
        <text:list-item>
          <text:p text:style-name="P56">Arg1 : <text:span text:style-name="InstructionMacro">String</text:span> : mandatory, type of control used for the button</text:p>
        </text:list-item>
      </text:list>
      <text:list xml:id="list965931805165490053"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97745850990559876"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83016555895237274"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09032999328862337"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73324780334370601"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318273889385159197"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98101827631535840"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46587113366112594" text:style-name="L25">
        <text:list-item text:start-value="1">
          <text:p text:style-name="P8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74943584411665266"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85968205445083399"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375557861271196464"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419997403489946934"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108253192916260301"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26779221035090873"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7584591296140260"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555953181639706337" text:style-name="L33">
        <text:list-item text:start-value="1">
          <text:p text:style-name="P8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81921867598329245"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05863854511859916"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06611568562124882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473383011821169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803200859063998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59092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064598879671550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9048649027467462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583982818347377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9</dc:date>
     <text:p>internal</text:p>
     <text:p>Page2</text:p>
     <text:p/>
    </office:annotation>Paragraph styles</text:p>
      <text:p text:style-name="P28"><office:annotation>
     <dc:creator>BM</dc:creator>
     <dc:date>2008-03-13T00:00:00.69</dc:date>
     <text:p>internal</text:p>
     <text:p>Page7</text:p>
     <text:p/>
    </office:annotation>Hyperlinks</text:p>
      <text:p text:style-name="hlp_5f_paragraph"><text:span text:style-name="T14"><office:annotation>
      <dc:creator>BM</dc:creator>
      <dc:date>2008-03-13T00:00:00.69</dc:date>
      <text:p>internal</text:p>
      <text:p>Page3</text:p>
      <text:p/>
     </office:annotation></text:span><text:span text:style-name="T14">Text formatting</text:span></text:p>
      <text:p text:style-name="P28"><office:annotation>
     <dc:creator>BM</dc:creator>
     <dc:date>2008-03-26T00:00:00.6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0</dc:date>
     <text:p>external</text:p>
     <text:p>text/swriter/main0210.xhp</text:p>
     <text:p/>
    </office:annotation><text:span text:style-name="T14">Preview topic</text:span> </text:p>
      <text:p text:style-name="hlp_5f_paragraph">This hyperlink displays <text:s/><office:annotation>
     <dc:creator>BM</dc:creator>
     <dc:date>2008-03-15T00:00:00.7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598892" text:continue-list="list806611568562124882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597184" text:continue-list="list4059092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598247" text:continue-list="list405988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3.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Convert quotes into exchange format", "en")
              setTitle("Anführungszeichen in Austauschformat umwandeln", "de")
            endTitles
            setURL("Basic", "OOTyW", "QM_de_DE", "SubstituteQuotes")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Convert quotes into exchange format", "en")
            endTitles
            setURL("Basic", "OOTyW",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l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Convert quotes into exchange format", "en")
            endTitles
            setURL("Basic", "OOTyW", "QM_en_GB",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